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11T10:55:48.144000000</meta:creation-date>
    <meta:generator>LibreOffice/6.4.1.2$Windows_X86_64 LibreOffice_project/4d224e95b98b138af42a64d84056446d09082932</meta:generator>
    <meta:editing-cycles>2</meta:editing-cycles>
    <meta:editing-duration>PT32S</meta:editing-duration>
    <meta:initial-creator>GoFAST</meta:initial-creator>
    <dc:date>2020-03-11T10:55:53.365000000</dc:date>
    <dc:creator>GoFAST</dc:creator>
    <meta:document-statistic meta:object-count="0"/>
  </office:meta>
</office:document-meta>
</file>